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c437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6c43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Ricochet-17-dis-pv</text:span></text:p>
      <text:p text:style-name="P7"><text:span text:style-name="T3">--SN: </text:span><text:span text:style-name="T2">ABC32400LT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65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36:12.414028040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6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0-06" calcext:value-type="date">
            <text:p>2013-10-0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0-08" calcext:value-type="date">
            <text:p>2013-10-0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0-09" calcext:value-type="date">
            <text:p>2013-10-0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0-10" calcext:value-type="date">
            <text:p>2013-10-1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0-11" calcext:value-type="date">
            <text:p>2013-10-1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0-12" calcext:value-type="date">
            <text:p>2013-10-1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0-15" calcext:value-type="date">
            <text:p>2013-10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0-16" calcext:value-type="date">
            <text:p>2013-10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0-17" calcext:value-type="date">
            <text:p>2013-10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0-18" calcext:value-type="date">
            <text:p>2013-10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0-19" calcext:value-type="date">
            <text:p>2013-10-1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0-20" calcext:value-type="date">
            <text:p>2013-10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35:22.959783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